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4eee" officeooo:paragraph-rsid="00134eee"/>
    </style:style>
    <style:style style:name="P2" style:family="paragraph" style:parent-style-name="Standard">
      <style:text-properties officeooo:rsid="00134eee" officeooo:paragraph-rsid="0013a97b"/>
    </style:style>
    <style:style style:name="P3" style:family="paragraph" style:parent-style-name="Standard">
      <style:text-properties officeooo:rsid="00134eee" officeooo:paragraph-rsid="00143037"/>
    </style:style>
    <style:style style:name="P4" style:family="paragraph" style:parent-style-name="Standard">
      <style:text-properties officeooo:rsid="0013a97b" officeooo:paragraph-rsid="0013a97b"/>
    </style:style>
    <style:style style:name="P5" style:family="paragraph" style:parent-style-name="Standard">
      <style:text-properties officeooo:rsid="00143037" officeooo:paragraph-rsid="00143037"/>
    </style:style>
    <style:style style:name="P6" style:family="paragraph" style:parent-style-name="Standard">
      <style:text-properties officeooo:paragraph-rsid="00143037"/>
    </style:style>
    <style:style style:name="P7" style:family="paragraph" style:parent-style-name="Standard">
      <style:text-properties officeooo:rsid="0014f4dd" officeooo:paragraph-rsid="0014f4dd"/>
    </style:style>
    <style:style style:name="P8" style:family="paragraph" style:parent-style-name="Standard">
      <style:text-properties officeooo:rsid="00161459"/>
    </style:style>
    <style:style style:name="P9" style:family="paragraph" style:parent-style-name="Standard">
      <style:text-properties officeooo:rsid="00161459" officeooo:paragraph-rsid="00161459"/>
    </style:style>
    <style:style style:name="P10" style:family="paragraph" style:parent-style-name="Standard">
      <style:text-properties officeooo:paragraph-rsid="00161459"/>
    </style:style>
    <style:style style:name="P11" style:family="paragraph" style:parent-style-name="Standard">
      <style:text-properties officeooo:paragraph-rsid="001703f2"/>
    </style:style>
    <style:style style:name="P12" style:family="paragraph" style:parent-style-name="Standard">
      <style:text-properties officeooo:rsid="001703f2" officeooo:paragraph-rsid="001703f2"/>
    </style:style>
    <style:style style:name="P13" style:family="paragraph" style:parent-style-name="Standard">
      <style:text-properties officeooo:rsid="00172e36" officeooo:paragraph-rsid="00172e36"/>
    </style:style>
    <style:style style:name="P14" style:family="paragraph" style:parent-style-name="Standard">
      <style:paragraph-properties fo:break-before="page"/>
      <style:text-properties officeooo:rsid="00134eee" officeooo:paragraph-rsid="00134eee"/>
    </style:style>
    <style:style style:name="P15" style:family="paragraph" style:parent-style-name="Standard">
      <style:paragraph-properties fo:break-before="page"/>
      <style:text-properties officeooo:rsid="0013a97b" officeooo:paragraph-rsid="0013a97b"/>
    </style:style>
    <style:style style:name="P16" style:family="paragraph" style:parent-style-name="Standard">
      <style:paragraph-properties fo:break-before="page"/>
      <style:text-properties officeooo:rsid="00143037" officeooo:paragraph-rsid="00143037"/>
    </style:style>
    <style:style style:name="P17" style:family="paragraph" style:parent-style-name="Standard">
      <style:paragraph-properties fo:break-before="page"/>
      <style:text-properties officeooo:rsid="0014f4dd" officeooo:paragraph-rsid="0014f4dd"/>
    </style:style>
    <style:style style:name="P18" style:family="paragraph" style:parent-style-name="Standard">
      <style:paragraph-properties fo:break-before="page"/>
      <style:text-properties officeooo:rsid="00161459" officeooo:paragraph-rsid="00161459"/>
    </style:style>
    <style:style style:name="P19" style:family="paragraph" style:parent-style-name="Standard">
      <style:paragraph-properties fo:break-before="page"/>
      <style:text-properties officeooo:paragraph-rsid="001703f2"/>
    </style:style>
    <style:style style:name="P20" style:family="paragraph" style:parent-style-name="Standard">
      <style:paragraph-properties fo:break-before="page"/>
      <style:text-properties officeooo:rsid="001703f2" officeooo:paragraph-rsid="001703f2"/>
    </style:style>
    <style:style style:name="P21" style:family="paragraph" style:parent-style-name="Standard">
      <style:paragraph-properties fo:break-before="page"/>
      <style:text-properties officeooo:rsid="00172e36" officeooo:paragraph-rsid="00172e36"/>
    </style:style>
    <style:style style:name="T1" style:family="text">
      <style:text-properties fo:color="#0e00ff" loext:opacity="100%" style:font-name="Courier New" fo:font-size="13pt" style:font-size-asian="13pt"/>
    </style:style>
    <style:style style:name="T2" style:family="text">
      <style:text-properties fo:color="#0e00ff" loext:opacity="100%" style:font-name="Courier New" fo:font-size="13pt" officeooo:rsid="001703f2" style:font-size-asian="13pt"/>
    </style:style>
    <style:style style:name="T3" style:family="text">
      <style:text-properties fo:color="#0e00ff" loext:opacity="100%" style:font-name="Courier New" fo:font-size="13pt" officeooo:rsid="00134eee" style:font-size-asian="13pt"/>
    </style:style>
    <style:style style:name="T4" style:family="text">
      <style:text-properties fo:color="#000000" loext:opacity="100%" style:font-name="Courier New" fo:font-size="13pt" style:font-size-asian="13pt"/>
    </style:style>
    <style:style style:name="T5" style:family="text">
      <style:text-properties fo:color="#000000" loext:opacity="100%" style:font-name="Courier New" fo:font-size="13pt" officeooo:rsid="001703f2" style:font-size-asian="13pt"/>
    </style:style>
    <style:style style:name="T6" style:family="text">
      <style:text-properties fo:color="#000000" loext:opacity="100%" style:font-name="Courier New" fo:font-size="13pt" officeooo:rsid="00134eee" style:font-size-asian="13pt"/>
    </style:style>
    <style:style style:name="T7" style:family="text">
      <style:text-properties fo:color="#028009" loext:opacity="100%" style:font-name="Courier New" fo:font-size="13pt" style:font-size-asian="13pt"/>
    </style:style>
    <style:style style:name="T8" style:family="text">
      <style:text-properties fo:color="#028009" loext:opacity="100%" style:font-name="Courier New" fo:font-size="13pt" officeooo:rsid="001880d6" style:font-size-asian="13pt"/>
    </style:style>
    <style:style style:name="T9" style:family="text">
      <style:text-properties officeooo:rsid="0013a97b"/>
    </style:style>
    <style:style style:name="T10" style:family="text">
      <style:text-properties officeooo:rsid="001430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Schnackenberg</text:p>
      <text:p text:style-name="P1"/>
      <text:p text:style-name="P1">Schnackenberg.m</text:p>
      <text:p text:style-name="P1"/>
      <text:p text:style-name="P1"><text:span text:style-name="T1">classdef</text:span><text:span text:style-name="T4"> Schnackenberg</text:span></text:p>
      <text:p text:style-name="Standard"><text:span text:style-name="T4"><text:s text:c="4"/></text:span><text:span text:style-name="T7">% Safes an State for an Schnackenberg PDE</text:span></text:p>
      <text:p text:style-name="Standard"><text:span text:style-name="T4"><text:s text:c="4"/></text:span><text:span text:style-name="T7">% S = Schnackenberg(a,b,g,d) and has additionaly noise maxt and</text:span></text:p>
      <text:p text:style-name="Standard"><text:span text:style-name="T4"><text:s text:c="4"/></text:span><text:span text:style-name="T7">% rng_seed as propertie</text:span></text:p>
      <text:p text:style-name="Standard"><text:span text:style-name="T4"><text:s text:c="4"/></text:span><text:span text:style-name="T7">% methods are: Schnackenberg_solv, Schnackenberg_lin_solv to solve the</text:span></text:p>
      <text:p text:style-name="Standard"><text:span text:style-name="T4"><text:s text:c="4"/></text:span><text:span text:style-name="T7">% PDE </text:span></text:p>
      <text:p text:style-name="Standard"><text:span text:style-name="T4"><text:s text:c="4"/></text:span><text:span text:style-name="T7">% With Schnackenberg_change you can solve the PDE for vector of one variable (a,b,g,d,noise)</text:span></text:p>
      <text:p text:style-name="Standard"><text:span text:style-name="T4"><text:s text:c="4"/></text:span><text:span text:style-name="T7">% and solve it each time</text:span></text:p>
      <text:p text:style-name="Standard"><text:span text:style-name="T4"><text:s text:c="4"/></text:span><text:span text:style-name="T7">% For changing both g and d use the Class Sol_Schnack.</text:span></text:p>
      <text:p text:style-name="P1"/>
      <text:p text:style-name="P1"/>
      <text:p text:style-name="P1"/>
      <text:p text:style-name="P1"/>
      <text:p text:style-name="P1">Schnackenberg_change.m</text:p>
      <text:p text:style-name="P1"/>
      <text:p text:style-name="P1"><text:span text:style-name="T1">function</text:span><text:span text:style-name="T4"> [u1,u2,u1_end,u2_end] = Schnackenberg_change(Schnackenberg,change_var,j_var,maxt,varargin)</text:span></text:p>
      <text:p text:style-name="Standard"><text:span text:style-name="T7">% Gives the Solution of Schnackenberg with different solutions along an</text:span></text:p>
      <text:p text:style-name="Standard"><text:span text:style-name="T7">% Variable specified in change_var </text:span></text:p>
      <text:p text:style-name="P1"/>
      <text:p text:style-name="P1"/>
      <text:p text:style-name="P1">Schnackenberg_solv.m</text:p>
      <text:p text:style-name="P1"/>
      <text:p text:style-name="P1"><text:span text:style-name="T1">function</text:span><text:span text:style-name="T4"> [u1, u2, tspan] = Schnackenberg_solv(Obj,varargin)</text:span></text:p>
      <text:p text:style-name="Standard"><text:span text:style-name="T7">% Calculate and plot for an the Schnackenberg PDE for the State Obj with pdepe</text:span></text:p>
      <text:p text:style-name="Standard"><text:span text:style-name="T7">% [u1, u2] = Schnack_spec(Obj) <text:s/>Calculate the solution and plot it</text:span></text:p>
      <text:p text:style-name="Standard"><text:span text:style-name="T7">% There are optional Parameters: Plot_display,maxt and noise:</text:span></text:p>
      <text:p text:style-name="Standard"><text:span text:style-name="T7">% [u1, u2] = Schnack_spec(Obj,'noise',noise) <text:s/>You can change the starting noise</text:span></text:p>
      <text:p text:style-name="Standard"><text:span text:style-name="T7">% [u1, u2, tspan] = Schackenberg_solv(Obj,varargin) change the maxt</text:span></text:p>
      <text:p text:style-name="Standard"><text:span text:style-name="T7">% Schnack_spec[a,b,d,g,'Plot_display',0] Plot_display can be in four</text:span></text:p>
      <text:p text:style-name="Standard"><text:span text:style-name="T7">% different states 0 ,1 ,2 ,[1,2], the standard state is [1,2] and</text:span></text:p>
      <text:p text:style-name="Standard"><text:span text:style-name="T7">% choosen variable will be display or none if 0 or anything else.</text:span></text:p>
      <text:p text:style-name="P1"><text:span text:style-name="T7"/></text:p>
      <text:p text:style-name="P1"/>
      <text:p text:style-name="P1"><text:soft-page-break/>Schnackenberg_t_change.m</text:p>
      <text:p text:style-name="P1"/>
      <text:p text:style-name="P1"><text:span text:style-name="T1">function</text:span><text:span text:style-name="T4"> [u1,u2,u1_end,u2_end] = Schnackenberg_t_change(Obj,j_t,noise)</text:span></text:p>
      <text:p text:style-name="Standard"><text:span text:style-name="T7">% Gives the Solution of Schnackenberg with different solutions along noise</text:span></text:p>
      <text:p text:style-name="Standard"><text:span text:style-name="T7"><text:s/></text:span></text:p>
      <text:p text:style-name="Standard"><text:span text:style-name="T7"/></text:p>
      <text:p text:style-name="P14"><text:span text:style-name="T7"/></text:p>
      <text:p text:style-name="P1">@Turing_room</text:p>
      <text:p text:style-name="P1"/>
      <text:p text:style-name="P1">max_mode.m</text:p>
      <text:p text:style-name="P1"/>
      <text:p text:style-name="P1"><text:span text:style-name="T1">function</text:span><text:span text:style-name="T4"> [mode,maxProm,mode_case,Schnack_mode] = max_mode(Obj,j_prom,varargin)</text:span></text:p>
      <text:p text:style-name="Standard"><text:span text:style-name="T7">%Returns the maximal Mode, if there is an smaller mode</text:span></text:p>
      <text:p text:style-name="Standard"/>
      <text:p text:style-name="P1">mode_test.m</text:p>
      <text:p text:style-name="P1"/>
      <text:p text:style-name="P1"><text:span text:style-name="T1">function</text:span><text:span text:style-name="T4"> [mode,maxProm,Mode_case] = mode_test(Obj,varargin)</text:span></text:p>
      <text:p text:style-name="Standard"><text:span text:style-name="T7">% This function detect the numbers of extremas for each solution. For this</text:span></text:p>
      <text:p text:style-name="Standard"><text:span text:style-name="T7">% we use the functions islocal with condition FlatSelection center.</text:span></text:p>
      <text:p text:style-name="Standard"><text:span text:style-name="T7">% Addinaly it can return if two neigbors solution has different numbers of extremas.</text:span></text:p>
      <text:p text:style-name="Standard"><text:span text:style-name="T7">% </text:span></text:p>
      <text:p text:style-name="Standard"><text:span text:style-name="T7">% [mode]= Mode_test(fkt) returns the numbers of extremas for each solution </text:span></text:p>
      <text:p text:style-name="Standard"><text:span text:style-name="T7">% [mode,maxProm], also returns the biggest Prominence. <text:s/></text:span></text:p>
      <text:p text:style-name="Standard"><text:span text:style-name="T7">% [~ ,~, mode_change] = Mode_test(fkt) returns a logical array whose elements whose</text:span></text:p>
      <text:p text:style-name="Standard"><text:span text:style-name="T7">% elemets are true when a change of numbers locals Extremas between the</text:span></text:p>
      <text:p text:style-name="Standard"><text:span text:style-name="T7">% solution and the next solution.</text:span></text:p>
      <text:p text:style-name="Standard"><text:span text:style-name="T7">% Mode_test(fkt,'MinProminence',P) specifies the condition MinProminence</text:span></text:p>
      <text:p text:style-name="Standard"><text:span text:style-name="T7">% in islocalmax:</text:span></text:p>
      <text:p text:style-name="Standard"><text:span text:style-name="T7">% "TF = islocalmax(...,'MinProminence',P) returns only those local maxima</text:span></text:p>
      <text:p text:style-name="Standard"><text:span text:style-name="T7">% whose prominence is at least P.[...]"</text:span></text:p>
      <text:p text:style-name="P1"/>
      <text:p text:style-name="P1"/>
      <text:p text:style-name="P14">Turing_room.m</text:p>
      <text:p text:style-name="P1"/>
      <text:p text:style-name="P1"><text:span text:style-name="T1">classdef</text:span><text:span text:style-name="T4"> (Abstract) Turing_room</text:span></text:p>
      <text:p text:style-name="Standard"><text:span text:style-name="T7">% <text:s text:c="4"/>Turing_room ist Abstrakte Klasse des g/d Turing Raumes. Sämtliche</text:span></text:p>
      <text:p text:style-name="Standard"><text:span text:style-name="T7">% <text:s text:c="4"/>Funktionen(außer die Solver betrachtet standardmäßig die erste Lösung.</text:span></text:p>
      <text:p text:style-name="Standard"><text:span text:style-name="T7">% <text:s text:c="4"/>Mit dem optionalen Argument fct(...,'Solution',2) wird die zweite Lösung:</text:span></text:p>
      <text:p text:style-name="Standard"><text:span text:style-name="T7">% <text:s text:c="4"/>betrachtet.</text:span></text:p>
      <text:p text:style-name="Standard"><text:span text:style-name="T4"><text:s text:c="4"/></text:span><text:span text:style-name="T1">properties</text:span></text:p>
      <text:p text:style-name="Standard"><text:span text:style-name="T4"><text:s text:c="8"/>A </text:span><text:span text:style-name="T7">%Jacobi-Matrix</text:span></text:p>
      <text:p text:style-name="Standard"><text:span text:style-name="T4"><text:s text:c="8"/>j_g, </text:span><text:span text:style-name="T7">%Gamma-Werte</text:span></text:p>
      <text:p text:style-name="Standard"><text:span text:style-name="T4"><text:s text:c="8"/>j_d, </text:span><text:span text:style-name="T7">%d-Werte</text:span></text:p>
      <text:p text:style-name="Standard"><text:span text:style-name="T4"><text:s text:c="8"/>noise </text:span><text:span text:style-name="T7">%Störungsparameter</text:span></text:p>
      <text:p text:style-name="Standard"><text:span text:style-name="T4"><text:s text:c="8"/>u1 </text:span><text:span text:style-name="T7">%Erste Lösungen des Systems (Berechnet jeweilige Solver)</text:span></text:p>
      <text:p text:style-name="Standard"><text:span text:style-name="T4"><text:s text:c="8"/>u2 </text:span><text:span text:style-name="T7">%Zweite Lösungen des Systems (Berechnet jeweilige Solver)</text:span></text:p>
      <text:p text:style-name="Standard"><text:span text:style-name="T4"><text:s text:c="8"/>u1_mode </text:span><text:span text:style-name="T7">%Die Modi 1) Lösungen |Turing_room_mode/max_mode berechnet</text:span></text:p>
      <text:p text:style-name="Standard"><text:span text:style-name="T4"><text:s text:c="8"/>u2_mode </text:span><text:span text:style-name="T7">%Die Modi 2) Lösungen |Turing_room_mode/max_mode berechnet</text:span></text:p>
      <text:p text:style-name="Standard"><text:span text:style-name="T4"><text:s text:c="8"/>mode_case </text:span><text:span text:style-name="T7">%Permutation der (1.)Lösung.</text:span></text:p>
      <text:p text:style-name="Standard"><text:span text:style-name="T4"><text:s text:c="8"/>roundProm </text:span><text:span text:style-name="T7">%Gerundete Frequenz der Lsg.</text:span></text:p>
      <text:p text:style-name="Standard"><text:span text:style-name="T4"><text:s text:c="8"/>tmax = 1; </text:span><text:span text:style-name="T7">%Ende des Zeitintervall</text:span></text:p>
      <text:p text:style-name="Standard"><text:span text:style-name="T4"><text:s text:c="8"/>predmode = [{0} {0} {0}]; </text:span><text:span text:style-name="T7">%Erwartetbarer Modus (siehe Turing Predmode)</text:span></text:p>
      <text:p text:style-name="Standard"><text:span text:style-name="T4"><text:s text:c="4"/></text:span><text:span text:style-name="T1">end</text:span></text:p>
      <text:p text:style-name="Standard"><text:span text:style-name="T4"><text:s text:c="4"/></text:span><text:span text:style-name="T1">properties</text:span><text:span text:style-name="T4"> (Dependent)</text:span></text:p>
      <text:p text:style-name="Standard"><text:span text:style-name="T4"><text:s text:c="8"/>d_c </text:span><text:span text:style-name="T7">%d_c Das für Entstehung von Turing Muster minimale d</text:span></text:p>
      <text:p text:style-name="Standard"><text:span text:style-name="T4"><text:s text:c="8"/>k_g </text:span><text:span text:style-name="T7">%Anzahl der gammas</text:span></text:p>
      <text:p text:style-name="Standard"><text:span text:style-name="T4"><text:s text:c="8"/>k_d </text:span><text:span text:style-name="T7">%Anzahl der deltas</text:span></text:p>
      <text:p text:style-name="Standard"><text:span text:style-name="T4"><text:s text:c="8"/>tspan</text:span></text:p>
      <text:p text:style-name="Standard"><text:span text:style-name="T4"><text:s text:c="4"/></text:span><text:span text:style-name="T1">end</text:span></text:p>
      <text:p text:style-name="Standard"><text:span text:style-name="T4"><text:s text:c="4"/></text:span><text:span text:style-name="T1">properties</text:span><text:span text:style-name="T4"> (Abstract)</text:span></text:p>
      <text:p text:style-name="Standard"><text:span text:style-name="T4"><text:s text:c="8"/>equilibrium; </text:span><text:span text:style-name="T7">%Gleichgewichtspunkt</text:span></text:p>
      <text:p text:style-name="Standard"><text:span text:style-name="T4"><text:s text:c="4"/></text:span><text:span text:style-name="T1">end</text:span></text:p>
      <text:p text:style-name="Standard"><text:span text:style-name="T4"><text:s text:c="4"/></text:span><text:span text:style-name="T1">properties</text:span><text:span text:style-name="T4">(Constant)</text:span></text:p>
      <text:p text:style-name="Standard"><text:span text:style-name="T4"><text:s text:c="8"/>t_k = 100; </text:span><text:span text:style-name="T7">%Anzahl der zeitlichen Punkte</text:span></text:p>
      <text:p text:style-name="Standard"><text:span text:style-name="T4"><text:s text:c="8"/>x_k = 100; </text:span><text:span text:style-name="T7">%Anzahl der räumlichen Punkte</text:span></text:p>
      <text:p text:style-name="Standard"><text:span text:style-name="T4"><text:s text:c="8"/>xspan = linspace(0,1,100); </text:span><text:span text:style-name="T7">%Räumliche Lösungsintervalls</text:span></text:p>
      <text:p text:style-name="Standard"><text:span text:style-name="T4"><text:s text:c="4"/></text:span><text:span text:style-name="T1">end</text:span></text:p>
      <text:p text:style-name="Standard"><text:span text:style-name="T4"><text:s text:c="4"/></text:span></text:p>
      <text:p text:style-name="Standard"><text:span text:style-name="T4"><text:s text:c="4"/></text:span><text:span text:style-name="T1">methods</text:span></text:p>
      <text:p text:style-name="Standard"><text:span text:style-name="T4"><text:s text:c="8"/></text:span><text:span text:style-name="T1">function</text:span><text:span text:style-name="T4"> Obj = Turing_room(A,j_g,j_d,noise)</text:span></text:p>
      <text:p text:style-name="Standard"><text:span text:style-name="T4"><text:s text:c="12"/>Obj.A = A;</text:span></text:p>
      <text:p text:style-name="Standard"><text:soft-page-break/><text:span text:style-name="T4"><text:s text:c="12"/>Obj.j_g = j_g;</text:span></text:p>
      <text:p text:style-name="Standard"><text:span text:style-name="T4"><text:s text:c="12"/>Obj.j_d = j_d;</text:span></text:p>
      <text:p text:style-name="Standard"><text:span text:style-name="T4"><text:s text:c="12"/>Obj.noise = noise;</text:span></text:p>
      <text:p text:style-name="Standard"><text:span text:style-name="T4"><text:s text:c="12"/>Obj.u1 = zeros(Obj.x_k,Obj.k_g,Obj.k_d);</text:span></text:p>
      <text:p text:style-name="Standard"><text:span text:style-name="T4"><text:s text:c="12"/>Obj.u2 = zeros(Obj.x_k,Obj.k_g,Obj.k_d);</text:span></text:p>
      <text:p text:style-name="Standard"><text:span text:style-name="T4"><text:s text:c="12"/>Obj.u1_mode = zeros(Obj.k_g,Obj.k_d);</text:span></text:p>
      <text:p text:style-name="Standard"><text:span text:style-name="T4"><text:s text:c="12"/>Obj.u2_mode = zeros(Obj.k_g,Obj.k_d);</text:span></text:p>
      <text:p text:style-name="Standard"><text:span text:style-name="T4"><text:s text:c="12"/>Obj.mode_case = zeros(Obj.k_g,Obj.k_d);</text:span></text:p>
      <text:p text:style-name="Standard"><text:span text:style-name="T4"><text:s text:c="12"/>Obj.roundProm = zeros(Obj.k_g,Obj.k_d);</text:span></text:p>
      <text:p text:style-name="Standard"><text:span text:style-name="T4"><text:s text:c="8"/></text:span><text:span text:style-name="T1">end</text:span></text:p>
      <text:p text:style-name="Standard"><text:span text:style-name="T4"><text:s text:c="8"/></text:span><text:span text:style-name="T1">function</text:span><text:span text:style-name="T4"> tspan = get.tspan(Obj)</text:span></text:p>
      <text:p text:style-name="Standard"><text:span text:style-name="T4"><text:s text:c="12"/>tspan = linspace(0,Obj.tmax,Obj.t_k);</text:span></text:p>
      <text:p text:style-name="Standard"><text:span text:style-name="T4"><text:s text:c="8"/></text:span><text:span text:style-name="T1">end</text:span></text:p>
      <text:p text:style-name="Standard"><text:span text:style-name="T4"><text:s text:c="8"/></text:span><text:span text:style-name="T1">function</text:span><text:span text:style-name="T4"> d_c = get.d_c(Obj)</text:span></text:p>
      <text:p text:style-name="Standard"><text:span text:style-name="T4"><text:s text:c="12"/>d_c = 1/(1/Obj.A(2,2)^2*(2*det(Obj.A)-Obj.A(2,2)*Obj.A(1,1))</text:span><text:span text:style-name="T1">...</text:span></text:p>
      <text:p text:style-name="Standard"><text:span text:style-name="T4"><text:s text:c="16"/>-sqrt((1/Obj.A(2,2)^2*(2*det(Obj.A)-Obj.A(2,2)*Obj.A(1,1)))^2-(Obj.A(1,1)/Obj.A(2,2))^2));</text:span></text:p>
      <text:p text:style-name="Standard"><text:span text:style-name="T4"><text:s text:c="8"/></text:span><text:span text:style-name="T1">end</text:span></text:p>
      <text:p text:style-name="Standard"><text:span text:style-name="T4"><text:s text:c="8"/></text:span><text:span text:style-name="T1">function</text:span><text:span text:style-name="T4"> k_g = get.k_g(obj)</text:span></text:p>
      <text:p text:style-name="Standard"><text:span text:style-name="T4"><text:s text:c="12"/>k_g = length(obj.j_g);</text:span></text:p>
      <text:p text:style-name="Standard"><text:span text:style-name="T4"><text:s text:c="8"/></text:span><text:span text:style-name="T1">end</text:span></text:p>
      <text:p text:style-name="Standard"><text:span text:style-name="T4"><text:s text:c="8"/></text:span><text:span text:style-name="T1">function</text:span><text:span text:style-name="T4"> k_d = get.k_d(obj)</text:span></text:p>
      <text:p text:style-name="Standard"><text:span text:style-name="T4"><text:s text:c="12"/>k_d = length(obj.j_d);</text:span></text:p>
      <text:p text:style-name="Standard"><text:span text:style-name="T4"><text:s text:c="8"/></text:span><text:span text:style-name="T1">end</text:span></text:p>
      <text:p text:style-name="Standard"><text:span text:style-name="T4"><text:s text:c="8"/>Obj = Turing_room_predmode(Obj,k,varargin);</text:span></text:p>
      <text:p text:style-name="Standard"><text:span text:style-name="T4"><text:s text:c="8"/>[ld_bd1,ld_bd2] = Turing_room_waveborder(Obj,k_wv,show);</text:span></text:p>
      <text:p text:style-name="Standard"><text:span text:style-name="T4"><text:s text:c="8"/>Turing_room_wv_plot(Obj,k_wv);</text:span></text:p>
      <text:p text:style-name="Standard"><text:span text:style-name="T4"><text:s text:c="8"/>Turing_room_wv_plot2(Obj,k_wv);</text:span></text:p>
      <text:p text:style-name="Standard"><text:span text:style-name="T4"><text:s text:c="8"/>Turing_room_gif_var(Obj,var,point,varargin)</text:span></text:p>
      <text:p text:style-name="Standard"><text:span text:style-name="T4"><text:s text:c="4"/></text:span><text:span text:style-name="T1">end</text:span></text:p>
      <text:p text:style-name="Standard"><text:span text:style-name="T4"><text:s text:c="4"/></text:span><text:span text:style-name="T1">methods</text:span><text:span text:style-name="T4"> (Abstract)</text:span></text:p>
      <text:p text:style-name="Standard"><text:span text:style-name="T4"><text:s text:c="8"/>Obj = Turing_room_mode(Obj,varargin);</text:span></text:p>
      <text:p text:style-name="Standard"><text:span text:style-name="T4"><text:s text:c="8"/>Obj = Turing_room_max_mode(Obj,j_prom,varargin)</text:span></text:p>
      <text:p text:style-name="Standard"><text:span text:style-name="T4"><text:s text:c="4"/></text:span><text:span text:style-name="T1">end</text:span></text:p>
      <text:p text:style-name="Standard"><text:span text:style-name="T1">end</text:span></text:p>
      <text:p text:style-name="P1"/>
      <text:p text:style-name="P1"/>
      <text:p text:style-name="P1"/>
      <text:p text:style-name="P15">Turing_room_giv_var_m</text:p>
      <text:p text:style-name="P4"/>
      <text:p text:style-name="P4"><text:span text:style-name="T1">function</text:span><text:span text:style-name="T4"> Turing_room_gif_var(Obj,var,point,varargin)</text:span></text:p>
      <text:p text:style-name="Standard"><text:span text:style-name="T7">% Zeichnet die (1.) Lösungen entlang einer Variablen</text:span></text:p>
      <text:p text:style-name="Standard"><text:span text:style-name="T7">% Turing_room_gif_var(Sol_Schnack,var,number) zeichnet die erste Lösungen</text:span></text:p>
      <text:p text:style-name="Standard"><text:span text:style-name="T7">% als Bilder Slider in ein Live Script.</text:span></text:p>
      <text:p text:style-name="Standard"><text:span text:style-name="T7">% Var kann dabei die Werte <text:s/>'d' or 'g' annehmen. point wird der Index</text:span></text:p>
      <text:p text:style-name="Standard"><text:span text:style-name="T7">% angeben, wenn erwünscht kann dieser negative Werte haben, dann wir von</text:span></text:p>
      <text:p text:style-name="Standard"><text:span text:style-name="T7">% hinten gezählt</text:span></text:p>
      <text:p text:style-name="Standard"><text:span text:style-name="T7">% Turing_room_gif_var(Sol_Schnack,var,number,2) zeichnet die zweite</text:span></text:p>
      <text:p text:style-name="Standard"><text:span text:style-name="T7">% Variable</text:span></text:p>
      <text:p text:style-name="Standard"><text:span text:style-name="T7">% Turing_room_gif_var([...],'point_art',value) Statt den Index wird der</text:span></text:p>
      <text:p text:style-name="Standard"><text:span text:style-name="T7">% ungefähre Wert der Variabel in Point eingetragen</text:span></text:p>
      <text:p text:style-name="P4"/>
      <text:p text:style-name="P4"/>
      <text:p text:style-name="P2"><text:span text:style-name="T9">Turing_room_plot_var.m</text:span></text:p>
      <text:p text:style-name="P2"/>
      <text:p text:style-name="P2"><text:span text:style-name="T1">function</text:span><text:span text:style-name="T4"> Turing_room_plot_var(Obj,point,varargin)</text:span></text:p>
      <text:p text:style-name="Standard"><text:span text:style-name="T7">% Plottet eine bestimmte Lösung</text:span></text:p>
      <text:p text:style-name="Standard"><text:span text:style-name="T7">% Turing_room_plot_var(Obj,point) Plottet die Lösung. Point gibt den Index</text:span></text:p>
      <text:p text:style-name="Standard"><text:span text:style-name="T7">% von g/d Punkt, Bzw bei negativen Index den Invertierten Index. Es gibt</text:span></text:p>
      <text:p text:style-name="Standard"><text:span text:style-name="T7">% die optionalen Argumente solution,showEx,title,showlables und axis.</text:span></text:p>
      <text:p text:style-name="Standard"><text:span text:style-name="T7">%</text:span></text:p>
      <text:p text:style-name="P2"/>
      <text:p text:style-name="P4"/>
      <text:p text:style-name="P4">Turing_room_predmode.m</text:p>
      <text:p text:style-name="P4"/>
      <text:p text:style-name="P4"><text:span text:style-name="T1">function</text:span><text:span text:style-name="T4"> Obj = Turing_room_predmode(Obj,k,varargin)</text:span></text:p>
      <text:p text:style-name="Standard"><text:span text:style-name="T7">%Turing_room_predmode gibt den wechsel, wann die Moden sich die dominate wechselt.</text:span></text:p>
      <text:p text:style-name="Standard"><text:span text:style-name="T7">%Dabei gibt Turing_room_predmode(Obj,k) zeichnet die Bereiche auf in</text:span></text:p>
      <text:p text:style-name="Standard"><text:span text:style-name="T7">%welcher der jeweilige Modus dominiert. k gibt die Anzahl der betrachten</text:span></text:p>
      <text:p text:style-name="Standard"><text:span text:style-name="T7">%Modi an. j_d und j_g wurden hierfür stark verfeinert. Mit der Parameter</text:span></text:p>
      <text:p text:style-name="Standard"><text:span text:style-name="T7">%Show wird es direkt angezeigt</text:span></text:p>
      <text:p text:style-name="P4"/>
      <text:p text:style-name="P2"/>
      <text:p text:style-name="P4"/>
      <text:p text:style-name="P15">Turing_room_waveborder.m</text:p>
      <text:p text:style-name="P4"/>
      <text:p text:style-name="P4"><text:span text:style-name="T1">function</text:span><text:span text:style-name="T4"> [ld_bd1,ld_bd2] = Turing_room_waveborder(Obj,k_wv,show)</text:span></text:p>
      <text:p text:style-name="Standard"><text:span text:style-name="T7">%Diese Funktion berechnet die Turinginstabilitäts Räume für die angebenen</text:span></text:p>
      <text:p text:style-name="Standard"><text:span text:style-name="T7">%Moden k_wv. Mit Show zeigt die Funktion diese direkt.</text:span></text:p>
      <text:p text:style-name="P4"/>
      <text:p text:style-name="P4"/>
      <text:p text:style-name="P4">Turing_roomwv_plot.m</text:p>
      <text:p text:style-name="P4"/>
      <text:p text:style-name="P4"><text:span text:style-name="T1">function</text:span><text:span text:style-name="T4"> Turing_room_wv_plot(Obj,k_wv)</text:span></text:p>
      <text:p text:style-name="Standard"><text:span text:style-name="T7">%This function shows the borders of specifics modes</text:span></text:p>
      <text:p text:style-name="Standard"/>
      <text:p text:style-name="P4"/>
      <text:p text:style-name="P4">Turing_roomwv_plot2.m</text:p>
      <text:p text:style-name="P4"/>
      <text:p text:style-name="P4"><text:span text:style-name="T1">function</text:span><text:span text:style-name="T4"> Turing_room_wv_plot2(Obj,k_wv)</text:span></text:p>
      <text:p text:style-name="Standard"><text:span text:style-name="T7">%This function shows the borders of specifics modes</text:span></text:p>
      <text:p text:style-name="P4"/>
      <text:p text:style-name="P4"/>
      <text:p text:style-name="P4"/>
      <text:p text:style-name="P16">Bilder</text:p>
      <text:p text:style-name="P5"/>
      <text:p text:style-name="P5">g90trace_convinf.jpg</text:p>
      <text:p text:style-name="P5">g100trace_convinf.jpg</text:p>
      <text:p text:style-name="P5">trace2_pic.jpg</text:p>
      <text:p text:style-name="P5">trace_pic.jpg</text:p>
      <text:p text:style-name="P5"/>
      <text:p text:style-name="P5"/>
      <text:p text:style-name="P5">Daten</text:p>
      <text:p text:style-name="P5"/>
      <text:p text:style-name="P5">Amedian1.mat</text:p>
      <text:p text:style-name="P5">Data0501.mat</text:p>
      <text:p text:style-name="P5">Data0701.mat</text:p>
      <text:p text:style-name="P5">Data0901.mat</text:p>
      <text:p text:style-name="P5">Data_set14_12.mat</text:p>
      <text:p text:style-name="P5">Datamean2.mat</text:p>
      <text:p text:style-name="P5">Schnack_Sol.mat</text:p>
      <text:p text:style-name="P5">Schnack_unstable_rng_seed.mat</text:p>
      <text:p text:style-name="P5"/>
      <text:p text:style-name="P5"/>
      <text:p text:style-name="P5"/>
      <text:p text:style-name="P16">externeFunktionen</text:p>
      <text:p text:style-name="P5"/>
      <text:p text:style-name="P5">distinguishable_colors.m</text:p>
      <text:p text:style-name="P5"/>
      <text:p text:style-name="P5"><text:span text:style-name="T1">function</text:span><text:span text:style-name="T4"> colors = distinguishable_colors(n_colors,bg,func)</text:span></text:p>
      <text:p text:style-name="Standard"><text:span text:style-name="T7">%Source: https://de.mathworks.com/matlabcentral/fileexchange/29702-generate-maximally-perceptually-distinct-colors</text:span></text:p>
      <text:p text:style-name="Standard"><text:span text:style-name="T7">%</text:span></text:p>
      <text:p text:style-name="Standard"><text:span text:style-name="T7">% DISTINGUISHABLE_COLORS: pick colors that are maximally perceptually distinct</text:span></text:p>
      <text:p text:style-name="Standard"><text:span text:style-name="T7">%</text:span></text:p>
      <text:p text:style-name="Standard"><text:span text:style-name="T7">% When plotting a set of lines, you may want to distinguish them by color.</text:span></text:p>
      <text:p text:style-name="Standard"><text:span text:style-name="T7">% By default, Matlab chooses a small set of colors and cycles among them,</text:span></text:p>
      <text:p text:style-name="Standard"><text:span text:style-name="T7">% and so if you have more than a few lines there will be confusion about</text:span></text:p>
      <text:p text:style-name="Standard"><text:span text:style-name="T7">% which line is which. To fix this problem, one would want to be able to</text:span></text:p>
      <text:p text:style-name="Standard"><text:span text:style-name="T7">% pick a much larger set of distinct colors, where the number of colors</text:span></text:p>
      <text:p text:style-name="Standard"><text:span text:style-name="T7">% equals or exceeds the number of lines you want to plot. Because our</text:span></text:p>
      <text:p text:style-name="Standard"><text:span text:style-name="T7">% ability to distinguish among colors has limits, one should choose these</text:span></text:p>
      <text:p text:style-name="Standard"><text:span text:style-name="T7">% colors to be "maximally perceptually distinguishable."</text:span></text:p>
      <text:p text:style-name="Standard"><text:span text:style-name="T7">%</text:span></text:p>
      <text:p text:style-name="Standard"><text:span text:style-name="T7">% This function generates a set of colors which are distinguishable</text:span></text:p>
      <text:p text:style-name="Standard"><text:span text:style-name="T7">% by reference to the "Lab" color space, which more closely matches</text:span></text:p>
      <text:p text:style-name="Standard"><text:span text:style-name="T7">% human color perception than RGB. Given an initial large list of possible</text:span></text:p>
      <text:p text:style-name="Standard"><text:span text:style-name="T7">% colors, it iteratively chooses the entry in the list that is farthest (in</text:span></text:p>
      <text:p text:style-name="Standard"><text:span text:style-name="T7">% Lab space) from all previously-chosen entries. While this "greedy"</text:span></text:p>
      <text:p text:style-name="Standard"><text:span text:style-name="T7">% algorithm does not yield a global maximum, it is simple and efficient.</text:span></text:p>
      <text:p text:style-name="Standard"><text:span text:style-name="T7">% Moreover, the sequence of colors is consistent no matter how many you</text:span></text:p>
      <text:p text:style-name="Standard"><text:span text:style-name="T7">% request, which facilitates the users' ability to learn the color order</text:span></text:p>
      <text:p text:style-name="Standard"><text:span text:style-name="T7">% and avoids major changes in the appearance of plots when adding or</text:span></text:p>
      <text:p text:style-name="Standard"><text:span text:style-name="T7">% removing lines.</text:span></text:p>
      <text:p text:style-name="Standard"><text:span text:style-name="T7">%</text:span></text:p>
      <text:p text:style-name="Standard"><text:span text:style-name="T7">% Syntax:</text:span></text:p>
      <text:p text:style-name="Standard"><text:soft-page-break/><text:span text:style-name="T7">% <text:s text:c="2"/>colors = distinguishable_colors(n_colors)</text:span></text:p>
      <text:p text:style-name="Standard"><text:span text:style-name="T7">% Specify the number of colors you want as a scalar, n_colors. This will</text:span></text:p>
      <text:p text:style-name="Standard"><text:span text:style-name="T7">% generate an n_colors-by-3 matrix, each row representing an RGB</text:span></text:p>
      <text:p text:style-name="Standard"><text:span text:style-name="T7">% color triple. If you don't precisely know how many you will need in</text:span></text:p>
      <text:p text:style-name="Standard"><text:span text:style-name="T7">% advance, there is no harm (other than execution time) in specifying</text:span></text:p>
      <text:p text:style-name="Standard"><text:span text:style-name="T7">% slightly more than you think you will need.</text:span></text:p>
      <text:p text:style-name="Standard"><text:span text:style-name="T7">%</text:span></text:p>
      <text:p text:style-name="Standard"><text:span text:style-name="T7">% <text:s text:c="2"/>colors = distinguishable_colors(n_colors,bg)</text:span></text:p>
      <text:p text:style-name="Standard"><text:span text:style-name="T7">% This syntax allows you to specify the background color, to make sure that</text:span></text:p>
      <text:p text:style-name="Standard"><text:span text:style-name="T7">% your colors are also distinguishable from the background. Default value</text:span></text:p>
      <text:p text:style-name="Standard"><text:span text:style-name="T7">% is white. bg may be specified as an RGB triple or as one of the standard</text:span></text:p>
      <text:p text:style-name="Standard"><text:span text:style-name="T7">% "ColorSpec" strings. You can even specify multiple colors:</text:span></text:p>
      <text:p text:style-name="Standard"><text:span text:style-name="T7">% <text:s text:c="4"/>bg = {'w','k'}</text:span></text:p>
      <text:p text:style-name="Standard"><text:span text:style-name="T7">% or</text:span></text:p>
      <text:p text:style-name="Standard"><text:span text:style-name="T7">% <text:s text:c="4"/>bg = [1 1 1; 0 0 0]</text:span></text:p>
      <text:p text:style-name="Standard"><text:span text:style-name="T7">% will only produce colors that are distinguishable from both white and</text:span></text:p>
      <text:p text:style-name="Standard"><text:span text:style-name="T7">% black.</text:span></text:p>
      <text:p text:style-name="Standard"><text:span text:style-name="T7">%</text:span></text:p>
      <text:p text:style-name="Standard"><text:span text:style-name="T7">% <text:s text:c="2"/>colors = distinguishable_colors(n_colors,bg,rgb2labfunc)</text:span></text:p>
      <text:p text:style-name="Standard"><text:span text:style-name="T7">% By default, distinguishable_colors uses the image processing toolbox's</text:span></text:p>
      <text:p text:style-name="Standard"><text:span text:style-name="T7">% color conversion functions makecform and applycform. Alternatively, you</text:span></text:p>
      <text:p text:style-name="Standard"><text:span text:style-name="T7">% can supply your own color conversion function.</text:span></text:p>
      <text:p text:style-name="Standard"><text:span text:style-name="T7">%</text:span></text:p>
      <text:p text:style-name="Standard"><text:span text:style-name="T7">% Example:</text:span></text:p>
      <text:p text:style-name="Standard"><text:span text:style-name="T7">% <text:s text:c="2"/>c = distinguishable_colors(25);</text:span></text:p>
      <text:p text:style-name="Standard"><text:span text:style-name="T7">% <text:s text:c="2"/>figure</text:span></text:p>
      <text:p text:style-name="Standard"><text:span text:style-name="T7">% <text:s text:c="2"/>image(reshape(c,[1 size(c)]))</text:span></text:p>
      <text:p text:style-name="Standard"><text:span text:style-name="T7">%</text:span></text:p>
      <text:p text:style-name="Standard"><text:span text:style-name="T7">% Example using the file exchange's 'colorspace':</text:span></text:p>
      <text:p text:style-name="Standard"><text:span text:style-name="T7">% <text:s text:c="2"/>func = @(x) colorspace('RGB-&gt;Lab',x);</text:span></text:p>
      <text:p text:style-name="Standard"><text:span text:style-name="T7">% <text:s text:c="2"/>c = distinguishable_colors(25,'w',func);</text:span></text:p>
      <text:p text:style-name="Standard"><text:span text:style-name="T7"/></text:p>
      <text:p text:style-name="Standard"><text:span text:style-name="T7">% Copyright 2010-2011 by Timothy E. Holy</text:span></text:p>
      <text:p text:style-name="P3"/>
      <text:p text:style-name="P3"/>
      <text:p text:style-name="P5">legendUnq.m</text:p>
      <text:p text:style-name="P5"/>
      <text:p text:style-name="P5"><text:span text:style-name="T1">function</text:span><text:span text:style-name="T4"> unqLegHands = legendUnq(h, sortType)</text:span></text:p>
      <text:p text:style-name="Standard"><text:span text:style-name="T7">% unqLegHands = legendUnq(h, sortType)</text:span></text:p>
      <text:p text:style-name="Standard"><text:soft-page-break/><text:span text:style-name="T7">% <text:s text:c="2"/>Run this function just before running 'legend()' to avoid representing duplicate or missing</text:span></text:p>
      <text:p text:style-name="Standard"><text:span text:style-name="T7">% DisplayNames within the legend. This solves the problem of having a cluttered legend with </text:span></text:p>
      <text:p text:style-name="Standard"><text:span text:style-name="T7">% duplicate or generic values such as "data1" assigned by matalab's legend() function. <text:s/>This </text:span></text:p>
      <text:p text:style-name="Standard"><text:span text:style-name="T7">% also makes is incredibly easy to assign one legend to a figure with multiple subplots. </text:span></text:p>
      <text:p text:style-name="Standard"><text:span text:style-name="T7">% Use the 'DisplayName' property in your plots and input the axis handle or the figure handle </text:span></text:p>
      <text:p text:style-name="Standard"><text:span text:style-name="T7">% so this code can search for all potential legend elements, find duplicate DisplayName strings, </text:span></text:p>
      <text:p text:style-name="Standard"><text:span text:style-name="T7">% and remove redundent components by setting their IconDisplayStyle to 'off'. <text:s/>Then call </text:span></text:p>
      <text:p text:style-name="Standard"><text:span text:style-name="T7">% legend(unqLegHands) to display unique legend components. </text:span></text:p>
      <text:p text:style-name="Standard"><text:span text:style-name="T7">% INTPUT</text:span></text:p>
      <text:p text:style-name="Standard"><text:span text:style-name="T7">% <text:s text:c="6"/>h: (optional) either a handle to a figure, an axis, or a vector of axis handles. The code </text:span></text:p>
      <text:p text:style-name="Standard"><text:span text:style-name="T7">% <text:s text:c="10"/>will search for plot elements in all axes belonging to h. <text:s/>If h is missing, gca is used.</text:span></text:p>
      <text:p text:style-name="Standard"><text:span text:style-name="T7">% <text:s text:c="6"/>sort: (optional) can be one of the following strings that will sort the unqLeghands.</text:span></text:p>
      <text:p text:style-name="Standard"><text:span text:style-name="T7">% <text:s text:c="10"/>'alpha': alphabetical order. </text:span></text:p>
      <text:p text:style-name="Standard"><text:span text:style-name="T7">% OUTPUT</text:span></text:p>
      <text:p text:style-name="Standard"><text:span text:style-name="T7">% <text:s text:c="6"/>unqLegHands: a list of handles that have unique DisplayNames; class 'matlab.graphics.chart.primitive.Line'.</text:span></text:p>
      <text:p text:style-name="Standard"><text:span text:style-name="T7">% <text:s text:c="10"/>ie: unqLegHands = legendUnq(figHandle); legend(unqLegHands)</text:span></text:p>
      <text:p text:style-name="Standard"><text:span text:style-name="T7">% EXAMPLE 1: </text:span></text:p>
      <text:p text:style-name="Standard"><text:span text:style-name="T7">% <text:s text:c="8"/>figure; axis; hold on</text:span></text:p>
      <text:p text:style-name="Standard"><text:span text:style-name="T7">% <text:s text:c="8"/>for i=1:10</text:span></text:p>
      <text:p text:style-name="Standard"><text:span text:style-name="T7">% <text:s text:c="12"/>plot(i,rand(), 'ko', 'DisplayName', 'randVal1'); <text:s text:c="7"/>% included in legend</text:span></text:p>
      <text:p text:style-name="Standard"><text:span text:style-name="T7">% <text:s text:c="12"/>plot(i+.33, rand(), 'ro', 'DisplayName', 'randVal2'); <text:s text:c="2"/>% included in legend <text:s text:c="6"/></text:span></text:p>
      <text:p text:style-name="Standard"><text:span text:style-name="T7">% <text:s text:c="8"/>end</text:span></text:p>
      <text:p text:style-name="Standard"><text:span text:style-name="T7">% <text:s text:c="8"/>plot(rand(1,10), 'b-'); <text:s text:c="2"/>% no DisplayName so it is absent from legend</text:span></text:p>
      <text:p text:style-name="Standard"><text:span text:style-name="T7">% <text:s text:c="8"/>legend(legendUnq())</text:span></text:p>
      <text:p text:style-name="Standard"><text:span text:style-name="T7">% EXAMPLE 2: </text:span></text:p>
      <text:p text:style-name="Standard"><text:span text:style-name="T7">% <text:s text:c="8"/>fh = figure; subplot(2,2,1); hold on</text:span></text:p>
      <text:p text:style-name="Standard"><text:span text:style-name="T7">% <text:s text:c="8"/>plot(1:10, rand(1,10), 'b-o', 'DisplayName', 'plot1 val1')</text:span></text:p>
      <text:p text:style-name="Standard"><text:span text:style-name="T7">% <text:s text:c="8"/>plot(1:2:10, rand(1,5), 'r-*', 'DisplayName', 'plot1 val2')</text:span></text:p>
      <text:p text:style-name="Standard"><text:span text:style-name="T7">% <text:s text:c="8"/>subplot(2,2,2); hold on</text:span></text:p>
      <text:p text:style-name="Standard"><text:span text:style-name="T7">% <text:s text:c="8"/>plot(1:10, rand(1,10), 'm-o', 'DisplayName', 'plot2 val1')</text:span></text:p>
      <text:p text:style-name="Standard"><text:soft-page-break/><text:span text:style-name="T7">% <text:s text:c="8"/>plot(1:2:10, rand(1,5), 'g-*', 'DisplayName', 'plot2 val2')</text:span></text:p>
      <text:p text:style-name="Standard"><text:span text:style-name="T7">% <text:s text:c="8"/>subplot(2,2,3); hold on</text:span></text:p>
      <text:p text:style-name="Standard"><text:span text:style-name="T7">% <text:s text:c="8"/>plot(1:10, rand(1,10), 'c-o', 'DisplayName', 'plot3 val1')</text:span></text:p>
      <text:p text:style-name="Standard"><text:span text:style-name="T7">% <text:s text:c="8"/>plot(1:2:10, rand(1,5), 'k-*', 'DisplayName', 'plot3 val2')</text:span></text:p>
      <text:p text:style-name="Standard"><text:span text:style-name="T7">% <text:s text:c="8"/>lh = legend(legendUnq(fh)); </text:span></text:p>
      <text:p text:style-name="Standard"><text:span text:style-name="T7">% <text:s text:c="8"/>lh.Position = [.6 .2 .17 .21];</text:span></text:p>
      <text:p text:style-name="Standard"><text:span text:style-name="T7">%</text:span></text:p>
      <text:p text:style-name="Standard"><text:span text:style-name="T7">% Danz 180515</text:span></text:p>
      <text:p text:style-name="Standard"><text:span text:style-name="T7"><text:s/></text:span></text:p>
      <text:p text:style-name="Standard"><text:span text:style-name="T7">% Change history</text:span></text:p>
      <text:p text:style-name="Standard"><text:span text:style-name="T7">% 180912 fixed error when plot is empty</text:span></text:p>
      <text:p text:style-name="Standard"><text:span text:style-name="T7">% 180913 adapted use of undocumented function for matlab 2018b</text:span></text:p>
      <text:p text:style-name="Standard"/>
      <text:p text:style-name="P3"/>
      <text:p text:style-name="P5"/>
      <text:p text:style-name="P16">Lambda</text:p>
      <text:p text:style-name="P5"/>
      <text:p text:style-name="P5"/>
      <text:p text:style-name="P5">lambda_border.m</text:p>
      <text:p text:style-name="P5"/>
      <text:p text:style-name="P5"><text:span text:style-name="T1">function</text:span><text:span text:style-name="T4"> [g1,g2] = lambda_border(A,d,k)</text:span></text:p>
      <text:p text:style-name="Standard"><text:span text:style-name="T7">% [g1,g2] = landaborder(A,d,k)</text:span></text:p>
      <text:p text:style-name="Standard"><text:span text:style-name="T7">% The Lambda function rearrenged to gamma = f(Lambda,d)</text:span></text:p>
      <text:p text:style-name="Standard"/>
      <text:p text:style-name="Standard"/>
      <text:p text:style-name="P5">lambda_border2.m</text:p>
      <text:p text:style-name="P5"/>
      <text:p text:style-name="P5"><text:span text:style-name="T1">function</text:span><text:span text:style-name="T4"> [z1,z2] = lambda_border2(A,d,g)</text:span></text:p>
      <text:p text:style-name="Standard"><text:span text:style-name="T7">% [z1,z2] = landa_border2(A,d,k)</text:span></text:p>
      <text:p text:style-name="Standard"><text:span text:style-name="T7">% The function Lambda depending on d,k</text:span></text:p>
      <text:p text:style-name="P5"/>
      <text:p text:style-name="P5"/>
      <text:p text:style-name="P5">Lambda_draw.m</text:p>
      <text:p text:style-name="P5"/>
      <text:p text:style-name="P5"><text:span text:style-name="T1">function</text:span><text:span text:style-name="T4"> Lambda_draw(Obj,j_d,g)</text:span></text:p>
      <text:p text:style-name="Standard"><text:span text:style-name="T7">%Landa_draw(Obj,g,d)</text:span></text:p>
      <text:p text:style-name="Standard"><text:span text:style-name="T7">%Shows for five different d in j_d the Wavenumbers and their Eigenvalues.</text:span></text:p>
      <text:p text:style-name="Standard"><text:span text:style-name="T7">%The second graphs shows the roots of the first function depending on d.</text:span></text:p>
      <text:p text:style-name="Standard"/>
      <text:p text:style-name="P5"/>
      <text:p text:style-name="P3">x<text:span text:style-name="T10">Lambda_draw2.m</text:span></text:p>
      <text:p text:style-name="P3"/>
      <text:p text:style-name="P6"><text:span text:style-name="T3">function</text:span><text:span text:style-name="T6"> Lambda_draw2(Obj,d,j_g)</text:span></text:p>
      <text:p text:style-name="Standard"><text:span text:style-name="T7">%Shows for each g in j_g the Wavenumbers and their Eigenvalues which are positiv Eigenvalue.</text:span></text:p>
      <text:p text:style-name="Standard"/>
      <text:p text:style-name="P3"/>
      <text:p text:style-name="P3"/>
      <text:p text:style-name="P17">LiveScript</text:p>
      <text:p text:style-name="P7"/>
      <text:p text:style-name="P7">Analysen <text:s/>- <text:s text:c="2"/>Beispiele</text:p>
      <text:p text:style-name="P17">Plot_fkt</text:p>
      <text:p text:style-name="P7"/>
      <text:p text:style-name="P7"/>
      <text:p text:style-name="P7">gif_sol_surv.m</text:p>
      <text:p text:style-name="P7"/>
      <text:p text:style-name="P7"><text:span text:style-name="T1">function</text:span><text:span text:style-name="T4"> gif_sol_surv(fkt,tspan,varargin)</text:span></text:p>
      <text:p text:style-name="Standard"><text:span text:style-name="T7">% Draws an solution as gif for an vector.</text:span></text:p>
      <text:p text:style-name="Standard"><text:span text:style-name="T7">% </text:span></text:p>
      <text:p text:style-name="Standard"><text:span text:style-name="T7">% gif_sol_time(fkt,tspan) draws the solution (fkt) as an gif in time. </text:span></text:p>
      <text:p text:style-name="Standard"><text:span text:style-name="T7">% gif_sol_time(fkt,tspan,'save_name',text) Saves as gif with filename 'text'</text:span></text:p>
      <text:p text:style-name="Standard"><text:span text:style-name="T7">% gif_sol_time(fkt,j_t,'change_t',true) If t is variable vector, it needs</text:span></text:p>
      <text:p text:style-name="Standard"><text:span text:style-name="T7">% to specify and tspan is j_t. </text:span></text:p>
      <text:p text:style-name="P7"/>
      <text:p text:style-name="P7"/>
      <text:p text:style-name="P7">gif_sol_time.m</text:p>
      <text:p text:style-name="P7"/>
      <text:p text:style-name="P7"><text:span text:style-name="T1">function</text:span><text:span text:style-name="T4"> gif_sol_time(fkt,tspan,varargin)</text:span></text:p>
      <text:p text:style-name="Standard"><text:span text:style-name="T7">% Draws an solution as gif in time. Showing the Max and Mins.</text:span></text:p>
      <text:p text:style-name="Standard"><text:span text:style-name="T7">% </text:span></text:p>
      <text:p text:style-name="Standard"><text:span text:style-name="T7">% gif_sol_time(fkt,tspan) draws the solution (fkt) as an gif in time. </text:span></text:p>
      <text:p text:style-name="Standard"><text:span text:style-name="T7">% gif_sol_time(fkt,tspan,'save_name',text) Saves as gif with filename 'text'</text:span></text:p>
      <text:p text:style-name="Standard"><text:span text:style-name="T7">% gif_sol_time(fkt,tspan,'pct_numbers',N) N picture will be use for the gif</text:span></text:p>
      <text:p text:style-name="Standard"><text:span text:style-name="T7">% gif_sol_time(fkt,tspan,'waitingtime',t) t seconds waiting time between two pictures</text:span></text:p>
      <text:p text:style-name="Standard"><text:span text:style-name="T7">% gif_sol_time(fkt,tspan,'prom',prom) MinProminence in islocalmax.</text:span></text:p>
      <text:p text:style-name="Standard"/>
      <text:p text:style-name="P7"/>
      <text:p text:style-name="P7"/>
      <text:p text:style-name="P7">loglog_gif_mode.m</text:p>
      <text:p text:style-name="P7"/>
      <text:p text:style-name="P7"><text:span text:style-name="T1">function</text:span><text:span text:style-name="T4"> loglog_gif_mode(Obj,j_noise,varargin)</text:span></text:p>
      <text:p text:style-name="P7"/>
      <text:p text:style-name="P7"/>
      <text:p text:style-name="P7"/>
      <text:p text:style-name="P7">loglog_median_mode.m</text:p>
      <text:p text:style-name="P7"/>
      <text:p text:style-name="P7"><text:span text:style-name="T1">function</text:span><text:span text:style-name="T4"> loglog_median_mode(Obj,varargin)</text:span></text:p>
      <text:p text:style-name="Standard"><text:span text:style-name="T7">% Draws with loglog the modes an Sol_Schnack</text:span></text:p>
      <text:p text:style-name="Standard"><text:span text:style-name="T7">% loglog_mode(Obj,'show_raster', 0)</text:span></text:p>
      <text:p text:style-name="Standard"><text:span text:style-name="T7">% Optional Parameters are show_raster to show an raster over the Modes.</text:span></text:p>
      <text:p text:style-name="Standard"><text:span text:style-name="T7">% 1 represent the all modes which are possible</text:span></text:p>
      <text:p text:style-name="Standard"><text:span text:style-name="T7">% 2 represent the raster for the linear predicted mode.</text:span></text:p>
      <text:p text:style-name="Standard"><text:soft-page-break/><text:span text:style-name="T7">% loglog_mode(Obj,'show',2) You can see the second variable</text:span></text:p>
      <text:p text:style-name="P10"/>
      <text:p text:style-name="P9"/>
      <text:p text:style-name="P9">loglog_mode.m</text:p>
      <text:p text:style-name="P9"/>
      <text:p text:style-name="P9"><text:span text:style-name="T1">function</text:span><text:span text:style-name="T4"> loglog_mode(Obj,varargin)</text:span></text:p>
      <text:p text:style-name="Standard"><text:span text:style-name="T7">% Draws with loglog the modes an Schnackenberg_jgd</text:span></text:p>
      <text:p text:style-name="Standard"><text:span text:style-name="T7">% loglog_mode(Obj,'show_raster', 0)</text:span></text:p>
      <text:p text:style-name="Standard"><text:span text:style-name="T7">% Optional Parameters are show_raster to show an raster over the Modes.</text:span></text:p>
      <text:p text:style-name="Standard"><text:span text:style-name="T7">% 1 represent the all modes which are possible </text:span></text:p>
      <text:p text:style-name="Standard"><text:span text:style-name="T7">% 2 represent the raster for the linear predicted mode.</text:span></text:p>
      <text:p text:style-name="Standard"><text:span text:style-name="T7">% loglog_mode(Obj,'show',2) You can see the second variable</text:span></text:p>
      <text:p text:style-name="P10"/>
      <text:p text:style-name="P9"/>
      <text:p text:style-name="P9">loglog_mode.m</text:p>
      <text:p text:style-name="P9"/>
      <text:p text:style-name="P9"><text:span text:style-name="T1">function</text:span><text:span text:style-name="T4"> loglog_mode2(Obj,varargin)</text:span></text:p>
      <text:p text:style-name="P9"/>
      <text:p text:style-name="P9"/>
      <text:p text:style-name="P9">loglog_mode3.m</text:p>
      <text:p text:style-name="P9"/>
      <text:p text:style-name="P9"><text:span text:style-name="T1">function</text:span><text:span text:style-name="T4"> loglog_mode3(Obj,varargin)</text:span></text:p>
      <text:p text:style-name="P9"/>
      <text:p text:style-name="P9"/>
      <text:p text:style-name="P9">Phasendiagramm.m</text:p>
      <text:p text:style-name="P9"/>
      <text:p text:style-name="P9"><text:span text:style-name="T1">function</text:span><text:span text:style-name="T4"> Phasendiagramm(Obj,point)</text:span></text:p>
      <text:p text:style-name="P9"/>
      <text:p text:style-name="P9"/>
      <text:p text:style-name="P9"/>
      <text:p text:style-name="P18">Quellen von PatternAnalysis Schnakenberg</text:p>
      <text:p text:style-name="P9"/>
      <text:p text:style-name="P9">Arcuri-Murray1986_Article_PatternSensitivityToBoundaryAn.pdf</text:p>
      <text:p text:style-name="P9">bulm.1999.0131.pdf</text:p>
      <text:p text:style-name="P9">Gierer-Meinhardt1972_Article_AtheoryOfBiologicalPatternForm.pdf</text:p>
      <text:p text:style-name="P9">PatternFormationSchnakenberg (1).pdf</text:p>
      <text:p text:style-name="P9">Stephenson-Wollkind1995_Article_WeaklyNonlinearStabilityAnalys.pdf</text:p>
      <text:p text:style-name="P9"/>
      <text:p text:style-name="P9"/>
      <text:p text:style-name="P18">Schnack_room</text:p>
      <text:p text:style-name="P9"/>
      <text:p text:style-name="P9"/>
      <text:p text:style-name="P9">@Schnack_lin_room</text:p>
      <text:p text:style-name="P9"/>
      <text:p text:style-name="P9"/>
      <text:p text:style-name="P9"><text:span text:style-name="T1">classdef</text:span><text:span text:style-name="T4"> Schnack_lin_room &lt; Schnack_room</text:span></text:p>
      <text:p text:style-name="Standard"><text:span text:style-name="T4"><text:s text:c="4"/></text:span><text:span text:style-name="T1">methods</text:span></text:p>
      <text:p text:style-name="Standard"><text:span text:style-name="T4"><text:s text:c="8"/></text:span><text:span text:style-name="T1">function</text:span><text:span text:style-name="T4"> obj = Schnack_lin_room(a,b,j_g,j_d,noise)</text:span></text:p>
      <text:p text:style-name="Standard"><text:span text:style-name="T4"/></text:p>
      <text:p text:style-name="Standard"><text:span text:style-name="T4"><text:s text:c="8"/></text:span><text:span text:style-name="T1">function</text:span><text:span text:style-name="T4"> Obj = Turing_room_mode(Obj,varargin)</text:span></text:p>
      <text:p text:style-name="Standard"><text:span text:style-name="T4"><text:s text:c="12"/></text:span><text:span text:style-name="T7">%Uses mode_test to calculate the mode. For more information look at</text:span></text:p>
      <text:p text:style-name="Standard"><text:span text:style-name="T4"><text:s text:c="12"/></text:span><text:span text:style-name="T7">%mode_test</text:span></text:p>
      <text:p text:style-name="Standard"><text:span text:style-name="T4"><text:s text:c="8"/></text:span><text:span text:style-name="T1">function</text:span><text:span text:style-name="T4"> Obj = Turing_room_max_mode(Obj,j_prom,varargin)</text:span></text:p>
      <text:p text:style-name="Standard"><text:span text:style-name="T4"><text:s text:c="12"/></text:span><text:span text:style-name="T7">%Returns the maximal Mode, if there is an smaller mode</text:span></text:p>
      <text:p text:style-name="Standard"><text:span text:style-name="T4"><text:s text:c="8"/></text:span><text:span text:style-name="T1">function</text:span><text:span text:style-name="T4"> Obj = Schnack_lin_room_solver(Obj)</text:span></text:p>
      <text:p text:style-name="Standard"/>
      <text:p text:style-name="Standard"/>
      <text:p text:style-name="P9"/>
      <text:p text:style-name="P9"/>
      <text:p text:style-name="P9">@Schnack_median_room</text:p>
      <text:p text:style-name="Standard"><text:span text:style-name="T4"/></text:p>
      <text:p text:style-name="P11"><text:span text:style-name="T5"/></text:p>
      <text:p text:style-name="P11"><text:span text:style-name="T5">Schnack_median_room.m</text:span></text:p>
      <text:p text:style-name="P11"><text:span text:style-name="T5"/></text:p>
      <text:p text:style-name="P11"><text:span text:style-name="T2">classdef</text:span><text:span text:style-name="T4"> Schnack_median_room &lt; Schnack_room</text:span></text:p>
      <text:p text:style-name="Standard"><text:span text:style-name="T4"><text:s text:c="4"/></text:span><text:span text:style-name="T7">%Schnack_median_room is the subclass from Schnack_room.</text:span></text:p>
      <text:p text:style-name="Standard"><text:span text:style-name="T4"><text:s/></text:span></text:p>
      <text:p text:style-name="P11"><text:span text:style-name="T4"/></text:p>
      <text:p text:style-name="P11"><text:span text:style-name="T5">Schnack_median_room_mode.m</text:span></text:p>
      <text:p text:style-name="P11"><text:span text:style-name="T4"/></text:p>
      <text:p text:style-name="P11"><text:span text:style-name="T1">function</text:span><text:span text:style-name="T4"> Obj = Schnack_median_room_mode(Obj,j_prom,varargin)</text:span></text:p>
      <text:p text:style-name="Standard"/>
      <text:p text:style-name="P11"><text:span text:style-name="T4"/></text:p>
      <text:p text:style-name="P11"><text:span text:style-name="T5"/></text:p>
      <text:p text:style-name="P11"><text:span text:style-name="T5"/></text:p>
      <text:p text:style-name="P19"><text:span text:style-name="T5">Schnack_room.m</text:span></text:p>
      <text:p text:style-name="P11"><text:span text:style-name="T5"/></text:p>
      <text:p text:style-name="P11"><text:span text:style-name="T2">classdef</text:span><text:span text:style-name="T4"> Schnack_room &lt; Turing_room</text:span></text:p>
      <text:p text:style-name="Standard"><text:span text:style-name="T4"><text:s text:c="4"/></text:span><text:span text:style-name="T7">%Schnack_room is the subclass for Turing_room.</text:span></text:p>
      <text:p text:style-name="P11"><text:span text:style-name="T4"><text:s text:c="10"/></text:span></text:p>
      <text:p text:style-name="P9"><text:span text:style-name="T4"><text:s text:c="4"/></text:span><text:span text:style-name="T1">methods</text:span></text:p>
      <text:p text:style-name="Standard"><text:span text:style-name="T4"><text:s text:c="8"/></text:span><text:span text:style-name="T1">function</text:span><text:span text:style-name="T4"> obj = Schnack_room(a,b,j_g,j_d,noise)</text:span></text:p>
      <text:p text:style-name="Standard"/>
      <text:p text:style-name="Standard"/>
      <text:p text:style-name="Standard"><text:span text:style-name="T4"><text:s text:c="8"/></text:span><text:span text:style-name="T1">function</text:span><text:span text:style-name="T4"> Schnack_lin = create_Schnack_lin(obj)</text:span></text:p>
      <text:p text:style-name="Standard"/>
      <text:p text:style-name="Standard"/>
      <text:p text:style-name="Standard"><text:span text:style-name="T4"><text:s text:c="8"/></text:span><text:span text:style-name="T1">function</text:span><text:span text:style-name="T4"> Schnack_median = create_Schnack_median(obj,k)</text:span></text:p>
      <text:p text:style-name="Standard"><text:span text:style-name="T4"/></text:p>
      <text:p text:style-name="Standard"><text:span text:style-name="T4"/></text:p>
      <text:p text:style-name="Standard"><text:span text:style-name="T4"><text:s text:c="8"/></text:span><text:span text:style-name="T1">function</text:span><text:span text:style-name="T4"> CopySchnack = create_Schnack_noise(obj,noise)</text:span></text:p>
      <text:p text:style-name="Standard"/>
      <text:p text:style-name="Standard"/>
      <text:p text:style-name="Standard"><text:span text:style-name="T4"><text:s text:c="8"/></text:span><text:span text:style-name="T1">function</text:span><text:span text:style-name="T4"> Obj = Turing_room_mode(Obj,varargin)</text:span></text:p>
      <text:p text:style-name="Standard"><text:span text:style-name="T4"><text:s text:c="12"/></text:span><text:span text:style-name="T7">%Uses mode_test to calculate the mode. For more information look at</text:span></text:p>
      <text:p text:style-name="Standard"><text:span text:style-name="T4"><text:s text:c="12"/></text:span><text:span text:style-name="T7">%mode_test</text:span></text:p>
      <text:p text:style-name="Standard"/>
      <text:p text:style-name="Standard"><text:span text:style-name="T4"><text:s text:c="8"/></text:span><text:span text:style-name="T1">function</text:span><text:span text:style-name="T4"> Obj = Turing_room_max_mode(Obj,j_prom,varargin)</text:span></text:p>
      <text:p text:style-name="Standard"><text:span text:style-name="T4"><text:s text:c="12"/></text:span><text:span text:style-name="T7">%Returns the maximal Mode, if there is an smaller mode</text:span></text:p>
      <text:p text:style-name="Standard"/>
      <text:p text:style-name="Standard"><text:span text:style-name="T4"><text:s text:c="8"/></text:span><text:span text:style-name="T1">function</text:span><text:span text:style-name="T4"> Obj = Schnack_room_solver(Obj)</text:span></text:p>
      <text:p text:style-name="Standard"><text:span text:style-name="T4"/></text:p>
      <text:p text:style-name="Standard"><text:span text:style-name="T4"/></text:p>
      <text:p text:style-name="Standard"><text:span text:style-name="T4"><text:s text:c="8"/></text:span><text:span text:style-name="T1">function</text:span><text:span text:style-name="T4"> [u1,u2] = schnack_solver(Obj)</text:span></text:p>
      <text:p text:style-name="Standard"/>
      <text:p text:style-name="Standard"/>
      <text:p text:style-name="Standard"/>
      <text:p text:style-name="P20">Schnackenberg_pdefunction</text:p>
      <text:p text:style-name="P12"/>
      <text:p text:style-name="P12"/>
      <text:p text:style-name="P12">Schnack_Bcfun.m</text:p>
      <text:p text:style-name="P12"/>
      <text:p text:style-name="P12"><text:span text:style-name="T1">function</text:span><text:span text:style-name="T4"> [pl,ql,pr,qr] = Schnack_BCfun(~,~,~,~,~,~,~)</text:span></text:p>
      <text:p text:style-name="Standard"><text:span text:style-name="T7">%Neumannborder for schnackenberg PDESolver</text:span></text:p>
      <text:p text:style-name="P12"/>
      <text:p text:style-name="P12"/>
      <text:p text:style-name="P12">Schnack_Icfun.m</text:p>
      <text:p text:style-name="P12"/>
      <text:p text:style-name="P12"><text:span text:style-name="T1">function</text:span><text:span text:style-name="T4"> u0 = Schnack_ICfun(x,P)</text:span></text:p>
      <text:p text:style-name="Standard"><text:span text:style-name="T7">% u0 = Schnack_IC_fun(x,P(5) = noise): Starting point at equilibrium (u0 =</text:span></text:p>
      <text:p text:style-name="Standard"><text:span text:style-name="T7">% [a+b;b/(a+b)^2]) with noise </text:span></text:p>
      <text:p text:style-name="P12"/>
      <text:p text:style-name="P12"/>
      <text:p text:style-name="Standard"/>
      <text:p text:style-name="Standard">Schnack_linICfun.m</text:p>
      <text:p text:style-name="Standard"/>
      <text:p text:style-name="Standard"><text:span text:style-name="T1">function</text:span><text:span text:style-name="T4"> u0 = Schnack_linICfun(~,P)</text:span></text:p>
      <text:p text:style-name="Standard"><text:span text:style-name="T7">%u0 = noise*rand(size(u0)): 0 as starting point and equilbrium</text:span></text:p>
      <text:p text:style-name="Standard"/>
      <text:p text:style-name="Standard"/>
      <text:p text:style-name="Standard">Schnack_linPDEfun.m</text:p>
      <text:p text:style-name="Standard"/>
      <text:p text:style-name="Standard"><text:span text:style-name="T1">function</text:span><text:span text:style-name="T4"> [c,f,s] = Schnack_linPDEfun(~,~,u,dudx,P)</text:span></text:p>
      <text:p text:style-name="Standard"><text:span text:style-name="T7">%Defintion of f,d,s function for pdepe.</text:span></text:p>
      <text:p text:style-name="Standard"><text:span text:style-name="T7">%So the PDE looks like: c*dudt = dudx*f+s</text:span></text:p>
      <text:p text:style-name="Standard"/>
      <text:p text:style-name="Standard"/>
      <text:p text:style-name="Standard">Schnack_PDEfun.m</text:p>
      <text:p text:style-name="P8"/>
      <text:p text:style-name="P8"><text:span text:style-name="T1">function</text:span><text:span text:style-name="T4"> [c,f,s] = Schnack_PDEfun(~,~,u,dudx,P)</text:span></text:p>
      <text:p text:style-name="Standard"><text:span text:style-name="T7">%Defintion of f,d,s function for pdepe.</text:span></text:p>
      <text:p text:style-name="Standard"><text:span text:style-name="T7">%So the PDE looks like: c*dudt = dudx*f+s</text:span></text:p>
      <text:p text:style-name="P8"/>
      <text:p text:style-name="P8"/>
      <text:p text:style-name="P8"/>
      <text:p text:style-name="P20">Sol_Schnack_linsolv.m</text:p>
      <text:p text:style-name="P8"/>
      <text:p text:style-name="P8"><text:span text:style-name="T1">function</text:span><text:span text:style-name="T4"> [u1,u2] = <text:s/>Sol_Schnack_linsolv(Sol_Schnack,varargin)</text:span></text:p>
      <text:p text:style-name="Standard"><text:span text:style-name="T7">% Solves for the grid of g and d the linearisation of Schnackenberg with pdepe and</text:span></text:p>
      <text:p text:style-name="Standard"><text:span text:style-name="T7">% safes for each grid point g/d the last temporal solution of the PDE.</text:span></text:p>
      <text:p text:style-name="Standard"><text:span text:style-name="T7">% With the optinal parameter 'rng_seed_set', false you will deactivate the seed</text:span></text:p>
      <text:p text:style-name="Standard"><text:span text:style-name="T7">% setting of Sol_Schnack_linsolv. In the standard Setting it uses the</text:span></text:p>
      <text:p text:style-name="Standard"><text:span text:style-name="T7">% rng_seed of the class.</text:span></text:p>
      <text:p text:style-name="Standard"/>
      <text:p text:style-name="P8"/>
      <text:p text:style-name="P8"/>
      <text:p text:style-name="P8"/>
      <text:p text:style-name="P21">findme.m</text:p>
      <text:p text:style-name="P13"/>
      <text:p text:style-name="P13"><text:span text:style-name="T1">function</text:span><text:span text:style-name="T4"> x = findme(wert1,wert2)</text:span></text:p>
      <text:p text:style-name="P13"/>
      <text:p text:style-name="P13"/>
      <text:p text:style-name="P13">Transform_Snak_Lin.m</text:p>
      <text:p text:style-name="P13"/>
      <text:p text:style-name="P13"><text:span text:style-name="T1">function</text:span><text:span text:style-name="T4"> A = Transform_Snak_Lin(a,b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2:59:04.806000000</meta:creation-date>
    <dc:date>2022-01-15T00:12:31.552000000</dc:date>
    <meta:editing-duration>PT10M44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22" meta:paragraph-count="406" meta:word-count="2204" meta:character-count="17746" meta:non-whitespace-character-count="14887"/>
  </office:meta>
</office:document-meta>
</file>